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49e50" officeooo:paragraph-rsid="00049e50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049e50" officeooo:paragraph-rsid="00049e50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49e50" officeooo:paragraph-rsid="00049e50" style:font-size-asian="10.5pt" style:font-size-complex="12pt"/>
    </style:style>
    <style:style style:name="T1" style:family="text">
      <style:text-properties officeooo:rsid="000521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FO-Game</text:p>
      <text:p text:style-name="P2">Ziel:</text:p>
      <text:p text:style-name="P2"><text:tab/>Full screen</text:p>
      <text:p text:style-name="P2"><text:tab/>Display 1:3 in der Mitte</text:p>
      <text:p text:style-name="P2"><text:tab/>An gegbenen Bildschirm anpassen</text:p>
      <text:p text:style-name="P2"/>
      <text:p text:style-name="P2"><text:tab/>Schießen nach Maus und Tastaur <text:span text:style-name="T1">vieleicht Controler</text:span></text:p>
      <text:p text:style-name="P2"><text:tab/>Coins</text:p>
      <text:p text:style-name="P2"><text:tab/>Animationen</text:p>
      <text:p text:style-name="P2"><text:tab/>Dokumentation</text:p>
      <text:p text:style-name="P2"><text:tab/>Upgrades</text:p>
      <text:p text:style-name="P2"><text:tab/>Menüs</text:p>
      <text:p text:style-name="P2"><text:tab/><text:span text:style-name="T1">Alle Grafiken selber mach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30T02:51:34.670910718</meta:creation-date>
    <dc:date>2022-05-01T00:27:16.939633732</dc:date>
    <meta:editing-duration>PT3M24S</meta:editing-duration>
    <meta:editing-cycles>2</meta:editing-cycles>
    <meta:generator>LibreOffice/7.2.6.2$Linux_X86_64 LibreOffice_project/20$Build-2</meta:generator>
    <meta:document-statistic meta:table-count="0" meta:image-count="0" meta:object-count="0" meta:page-count="1" meta:paragraph-count="12" meta:word-count="29" meta:character-count="208" meta:non-whitespace-character-count="181"/>
  </office:meta>
</office:document-meta>
</file>